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pm run dev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8:11:00.573705027</meta:creation-date>
    <dc:date>2022-07-18T18:21:05.819821503</dc:date>
    <meta:editing-duration>PT1M4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3" meta:character-count="11" meta:non-whitespace-character-count="9"/>
  </office:meta>
</office:document-meta>
</file>